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KaTeX Main" svg:font-family="'KaTeX Main', 'Times New Roman', 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Consolas, 'Courier New', monospac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 Sans" svg:font-family="'Open Sans', serif"/>
    <style:font-face style:name="OpenSymbol" svg:font-family="OpenSymbol" style:font-charset="x-symbol"/>
    <style:font-face style:name="Roboto Mono" svg:font-family="'Roboto Mono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inherit" svg:font-family="inherit"/>
  </office:font-face-decls>
  <office:automatic-styles>
    <style:style style:name="P1" style:family="paragraph" style:parent-style-name="Heading_20_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Open Sans" fo:letter-spacing="normal" fo:font-style="normal" fo:font-weight="bold"/>
    </style:style>
    <style:style style:name="P2" style:family="paragraph" style:parent-style-name="Heading_20_2">
      <style:text-properties fo:font-variant="normal" fo:text-transform="none" fo:color="#000000" loext:opacity="100%" style:font-name="Open Sans" fo:font-size="14.3999996185303pt" fo:letter-spacing="normal" fo:font-style="normal" fo:font-weight="bold"/>
    </style:style>
    <style:style style:name="P3" style:family="paragraph" style:parent-style-name="Heading_20_3">
      <style:paragraph-properties fo:margin-left="0cm" fo:margin-right="0cm" fo:margin-top="0.508cm" fo:margin-bottom="0.169cm" style:contextual-spacing="false" style:line-height-at-least="0.593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Open Sans" fo:font-size="10.8000001907349pt" fo:letter-spacing="normal" fo:font-style="normal" fo:font-weight="bold"/>
    </style:style>
    <style:style style:name="P4" style:family="paragraph" style:parent-style-name="Preformatted_20_Text">
      <loext:graphic-properties draw:fill="solid" draw:fill-color="#24262c" draw:opacity="100%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24262c" fo:padding="0cm" fo:border="none"/>
      <style:text-properties fo:font-variant="normal" fo:text-transform="none" fo:color="#000000" loext:opacity="100%" style:font-name="inherit" fo:font-size="8.39999961853027pt" fo:letter-spacing="normal" fo:font-style="normal" fo:font-weight="bold" fo:background-color="#24262c" loext:padding="0cm" loext:border="none"/>
    </style:style>
    <style:style style:name="P5" style:family="paragraph" style:parent-style-name="Standard">
      <style:text-properties fo:color="#000000" loext:opacity="100%"/>
    </style:style>
    <style:style style:name="P6" style:family="paragraph" style:parent-style-name="Text_20_body">
      <style:text-properties fo:color="#d7d7d7" loext:opacity="100%"/>
    </style:style>
    <style:style style:name="P7" style:family="paragraph" style:parent-style-name="Text_20_body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 fo:padding="0cm" fo:border="none"/>
    </style:style>
    <style:style style:name="P8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</style:style>
    <style:style style:name="P9" style:family="paragraph" style:parent-style-name="Text_20_body">
      <style:paragraph-properties fo:margin-left="0cm" fo:margin-right="0cm" style:line-height-at-least="0.529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Open Sans" fo:font-size="8.39999961853027pt" fo:letter-spacing="normal" fo:font-style="normal" fo:font-weight="normal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Open Sans" fo:font-size="8.39999961853027pt" fo:letter-spacing="normal" fo:font-style="normal" fo:font-weight="normal" fo:background-color="#24262c" loext:padding="0cm" loext:border="none"/>
    </style:style>
    <style:style style:name="P11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Open Sans" fo:font-size="8.39999961853027pt" fo:letter-spacing="normal" fo:font-style="normal" fo:font-weight="normal"/>
    </style:style>
    <style:style style:name="P12" style:family="paragraph" style:parent-style-name="Text_20_body" style:list-style-name="L1">
      <style:paragraph-properties fo:margin-left="0.296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inherit" fo:font-size="8.39999961853027pt" fo:letter-spacing="normal" fo:font-style="normal" fo:font-weight="normal"/>
    </style:style>
    <style:style style:name="P13" style:family="paragraph" style:parent-style-name="Text_20_body" style:list-style-name="L2">
      <style:paragraph-properties fo:margin-left="0.296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KaTeX Main" fo:font-size="8.39999961853027pt" fo:letter-spacing="normal" fo:font-style="normal" fo:font-weight="normal" fo:background-color="#1d1e23" loext:padding="0cm" loext:border="none"/>
    </style:style>
    <style:style style:name="T1" style:family="text">
      <style:text-properties fo:font-style="italic" loext:padding="0cm" loext:border="none"/>
    </style:style>
    <style:style style:name="T2" style:family="text">
      <style:text-properties style:font-name="inherit" fo:font-style="italic"/>
    </style:style>
    <style:style style:name="T3" style:family="text">
      <style:text-properties style:font-name="KaTeX Main" loext:padding="0cm" loext:border="none"/>
    </style:style>
    <style:style style:name="T4" style:family="text">
      <style:text-properties fo:font-variant="normal" fo:text-transform="none" fo:color="#d7d7d7" loext:opacity="100%" style:font-name="Open Sans" fo:font-size="8.39999961853027pt" fo:letter-spacing="normal" fo:font-style="normal" fo:font-weight="normal"/>
    </style:style>
    <style:style style:name="T5" style:family="text">
      <style:text-properties fo:font-variant="normal" fo:text-transform="none" fo:color="#d7d7d7" loext:opacity="100%" style:font-name="Menlo" fo:font-size="8.39999961853027pt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d7d7d7" loext:opacity="100%" style:font-name="inherit" fo:font-size="8.39999961853027pt" fo:letter-spacing="normal" fo:font-style="normal" fo:font-weight="bold" loext:padding="0cm" loext:border="none"/>
    </style:style>
    <style:style style:name="T7" style:family="text">
      <style:text-properties fo:font-variant="normal" fo:text-transform="none" fo:color="#d7d7d7" loext:opacity="100%" style:font-name="inherit" fo:font-size="8.39999961853027pt" fo:letter-spacing="normal" fo:font-style="italic" fo:font-weight="normal" loext:padding="0cm" loext:border="none"/>
    </style:style>
    <style:style style:name="T8" style:family="text">
      <style:text-properties fo:font-variant="normal" fo:text-transform="none" fo:color="#d7d7d7" loext:opacity="100%" style:font-name="KaTeX Main" fo:font-size="8.39999961853027pt" fo:letter-spacing="normal" fo:font-style="normal" fo:font-weight="normal" loext:padding="0cm" loext:border="none"/>
    </style:style>
    <style:style style:name="T9" style:family="text">
      <style:text-properties fo:font-variant="normal" fo:text-transform="none" style:font-name="Open Sans" fo:font-size="8.39999961853027pt" fo:letter-spacing="normal" fo:font-style="normal" fo:font-weight="normal"/>
    </style:style>
    <style:style style:name="T10" style:family="text">
      <style:text-properties fo:font-variant="normal" fo:text-transform="none" style:font-name="Menlo" fo:font-size="8.39999961853027pt" fo:letter-spacing="normal" fo:font-style="normal" fo:font-weight="normal" loext:padding="0cm" loext:border="none"/>
    </style:style>
    <style:style style:name="T11" style:family="text">
      <style:text-properties fo:font-variant="normal" fo:text-transform="none" style:font-name="inherit" fo:font-size="8.39999961853027pt" fo:letter-spacing="normal" fo:font-style="normal" fo:font-weight="bold" loext:padding="0cm" loext:border="none"/>
    </style:style>
    <style:style style:name="T12" style:family="text">
      <style:text-properties fo:font-variant="normal" fo:text-transform="none" style:font-name="inherit" fo:font-size="8.39999961853027pt" fo:letter-spacing="normal" fo:font-style="italic" fo:font-weight="normal" loext:padding="0cm" loext:border="none"/>
    </style:style>
    <style:style style:name="T13" style:family="text">
      <style:text-properties fo:font-variant="normal" fo:text-transform="none" style:font-name="KaTeX Main" fo:font-size="8.39999961853027pt" fo:letter-spacing="normal" fo:font-style="normal" fo:font-weight="normal" loext:padding="0cm" loext:border="none"/>
    </style:style>
    <style:style style:name="T14" style:family="text">
      <style:text-properties fo:font-variant="normal" fo:text-transform="none" fo:color="#000000" loext:opacity="100%" style:font-name="Open Sans" fo:font-size="8.39999961853027pt" fo:letter-spacing="normal" fo:font-style="normal" fo:font-weight="normal"/>
    </style:style>
    <style:style style:name="T15" style:family="text">
      <style:text-properties fo:font-variant="normal" fo:text-transform="none" fo:color="#000000" loext:opacity="100%" style:font-name="Menlo" fo:font-size="8.39999961853027pt" fo:letter-spacing="normal" fo:font-style="normal" fo:font-weight="normal" loext:padding="0cm" loext:border="none"/>
    </style:style>
    <style:style style:name="T16" style:family="text">
      <style:text-properties fo:font-variant="normal" fo:text-transform="none" fo:color="#000000" loext:opacity="100%" style:font-name="inherit" fo:font-size="8.39999961853027pt" fo:letter-spacing="normal" fo:font-style="normal" fo:font-weight="bold" loext:padding="0cm" loext:border="none"/>
    </style:style>
    <style:style style:name="T17" style:family="text">
      <style:text-properties fo:font-variant="normal" fo:text-transform="none" fo:color="#000000" loext:opacity="100%" style:font-name="inherit" fo:font-size="8.39999961853027pt" fo:letter-spacing="normal" fo:font-style="italic" fo:font-weight="normal" loext:padding="0cm" loext:border="none"/>
    </style:style>
    <style:style style:name="T18" style:family="text">
      <style:text-properties fo:font-variant="normal" fo:text-transform="none" fo:color="#000000" loext:opacity="100%" style:font-name="KaTeX Main" fo:font-size="8.39999961853027pt" fo:letter-spacing="normal" fo:font-style="normal" fo:font-weight="normal" loext:padding="0cm" loext:border="non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ir Quality Index</text:h>
      <text:h text:style-name="P2" text:outline-level="2">Problem</text:h>
      <text:p text:style-name="P8"><text:span text:style-name="T14">In the light of </text:span><text:span text:style-name="Source_20_Text"><text:span text:style-name="T15">G-20</text:span></text:span><text:span text:style-name="T14"> summit, government has decided to keep the average air quality index (AQI) </text:span><text:span text:style-name="Strong_20_Emphasis"><text:span text:style-name="T16">strictly below</text:span></text:span><text:span text:style-name="T14"> </text:span><draw:frame draw:style-name="fr1" draw:name="Quadro1" text:anchor-type="char" svg:width="0.041cm" draw:z-index="0"><draw:text-box fo:min-height="0.041cm"><text:p text:style-name="P6">100</text:p></draw:text-box></draw:frame><text:span text:style-name="T18">100</text:span><text:span text:style-name="T14">.<text:line-break/>On some random day, Chef measures the AQI and found the value to be </text:span><draw:frame draw:style-name="fr1" draw:name="Quadro2" text:anchor-type="char" svg:width="0.041cm" draw:z-index="1"><draw:text-box fo:min-height="0.041cm"><text:p text:style-name="P6">�</text:p></draw:text-box></draw:frame><text:span text:style-name="T17">X</text:span><text:span text:style-name="T14">.</text:span></text:p>
      <text:p text:style-name="P9">Find whether the government was able to keep the AQI within limits.</text:p>
      <text:h text:style-name="P3" text:outline-level="3">Input Format</text:h>
      <text:list xml:id="list3489208838" text:style-name="L1">
        <text:list-item>
          <text:p text:style-name="P12">The input consists of an integer <draw:frame draw:style-name="fr1" draw:name="Quadro3" text:anchor-type="char" svg:width="0.041cm" draw:z-index="2"><draw:text-box fo:min-height="0.041cm"><text:p text:style-name="P6">�</text:p></draw:text-box></draw:frame><text:span text:style-name="T1">X</text:span> — the AQI Chef measured.</text:p>
        </text:list-item>
      </text:list>
      <text:h text:style-name="P3" text:outline-level="3">Output Format</text:h>
      <text:p text:style-name="P7"><text:span text:style-name="T14">Output </text:span><text:span text:style-name="Source_20_Text"><text:span text:style-name="T15">YES</text:span></text:span><text:span text:style-name="T14">, if the government was able to keep the AQI within limits and </text:span><text:span text:style-name="Source_20_Text"><text:span text:style-name="T15">NO</text:span></text:span><text:span text:style-name="T14"> otherwise.</text:span></text:p>
      <text:p text:style-name="P7"><text:span text:style-name="T14">You may print each character of the string in uppercase or lowercase (for example, the strings </text:span><text:span text:style-name="Source_20_Text"><text:span text:style-name="T15">YES</text:span></text:span><text:span text:style-name="T14">, </text:span><text:span text:style-name="Source_20_Text"><text:span text:style-name="T15">yEs</text:span></text:span><text:span text:style-name="T14">, </text:span><text:span text:style-name="Source_20_Text"><text:span text:style-name="T15">yes</text:span></text:span><text:span text:style-name="T14">, and </text:span><text:span text:style-name="Source_20_Text"><text:span text:style-name="T15">yeS</text:span></text:span><text:span text:style-name="T14"> will all be treated as identical).</text:span></text:p>
      <text:h text:style-name="P3" text:outline-level="3">Constraints</text:h>
      <text:list xml:id="list1035519470" text:style-name="L2">
        <text:list-item>
          <text:p text:style-name="P13"><draw:frame draw:style-name="fr1" draw:name="Quadro4" text:anchor-type="char" svg:width="0.041cm" draw:z-index="3"><draw:text-box fo:min-height="0.041cm"><text:p text:style-name="P6">1≤�≤150</text:p></draw:text-box></draw:frame>1≤<text:span text:style-name="T2">X</text:span>≤150</text:p>
        </text:list-item>
      </text:list>
      <text:h text:style-name="P3" text:outline-level="3">Sample 1:</text:h>
      <text:p text:style-name="P10">Input</text:p>
      <text:p text:style-name="P10">Output</text:p>
      <text:p text:style-name="P4">50</text:p>
      <text:p text:style-name="P4">YES</text:p>
      <text:h text:style-name="P3" text:outline-level="3">Explanation:</text:h>
      <text:p text:style-name="P11">The AQI is strictly less than <draw:frame draw:style-name="fr1" draw:name="Quadro5" text:anchor-type="char" svg:width="0.041cm" draw:z-index="4"><draw:text-box fo:min-height="0.041cm"><text:p text:style-name="P6">100</text:p></draw:text-box></draw:frame><text:span text:style-name="T3">100</text:span>. Thus, the government was able to keep the AQI within limits.</text:p>
      <text:h text:style-name="P3" text:outline-level="3">Sample 2:</text:h>
      <text:p text:style-name="P10">Input</text:p>
      <text:p text:style-name="P10">Output</text:p>
      <text:p text:style-name="P4">100</text:p>
      <text:p text:style-name="P4">NO</text:p>
      <text:h text:style-name="P3" text:outline-level="3">Explanation:</text:h>
      <text:p text:style-name="P11">The AQI is equal to <draw:frame draw:style-name="fr1" draw:name="Quadro6" text:anchor-type="char" svg:width="0.041cm" draw:z-index="5"><draw:text-box fo:min-height="0.041cm"><text:p text:style-name="P6">100</text:p></draw:text-box></draw:frame><text:span text:style-name="T3">100</text:span>. Thus, the government was not able to keep the AQI within limits.</text:p>
      <text:h text:style-name="P3" text:outline-level="3">Sample 3:</text:h>
      <text:p text:style-name="P10">Input</text:p>
      <text:p text:style-name="P10">Output</text:p>
      <text:p text:style-name="P4">99</text:p>
      <text:p text:style-name="P4">YES</text:p>
      <text:h text:style-name="P3" text:outline-level="3">Explanation:</text:h>
      <text:p text:style-name="P11">The AQI is strictly less than <draw:frame draw:style-name="fr1" draw:name="Quadro7" text:anchor-type="char" svg:width="0.041cm" draw:z-index="6"><draw:text-box fo:min-height="0.041cm"><text:p text:style-name="P6">100</text:p></draw:text-box></draw:frame><text:span text:style-name="T3">100</text:span>. Thus, the government was able to keep the AQI within limits.</text:p>
      <text:h text:style-name="P3" text:outline-level="3">Sample 4:</text:h>
      <text:p text:style-name="P10">Input</text:p>
      <text:p text:style-name="P10"><text:soft-page-break/>Output</text:p>
      <text:p text:style-name="P4">145</text:p>
      <text:p text:style-name="P4">NO</text:p>
      <text:h text:style-name="P3" text:outline-level="3">Explanation:</text:h>
      <text:p text:style-name="P11">The AQI is greater than <draw:frame draw:style-name="fr1" draw:name="Quadro8" text:anchor-type="char" svg:width="0.041cm" draw:z-index="7"><draw:text-box fo:min-height="0.041cm"><text:p text:style-name="P6">100</text:p></draw:text-box></draw:frame><text:span text:style-name="T3">100</text:span>. Thus, the government was not able to keep the AQI within limits.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KaTeX Main" svg:font-family="'KaTeX Main', 'Times New Roman', 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Consolas, 'Courier New', monospac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 Sans" svg:font-family="'Open Sans', serif"/>
    <style:font-face style:name="OpenSymbol" svg:font-family="OpenSymbol" style:font-charset="x-symbol"/>
    <style:font-face style:name="Roboto Mono" svg:font-family="'Roboto Mono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13T11:30:50.488000000</dc:date>
    <meta:editing-duration>PT23S</meta:editing-duration>
    <meta:editing-cycles>1</meta:editing-cycles>
    <meta:generator>LibreOffice/7.2.2.2$Windows_X86_64 LibreOffice_project/02b2acce88a210515b4a5bb2e46cbfb63fe97d56</meta:generator>
    <meta:document-statistic meta:table-count="0" meta:image-count="0" meta:object-count="0" meta:page-count="2" meta:paragraph-count="47" meta:word-count="221" meta:character-count="1163" meta:non-whitespace-character-count="990"/>
  </office:meta>
</office:document-meta>
</file>